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5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8"/>
      <text:p text:style-name="P8"/>
      <text:p text:style-name="P6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6T18:44:06.98</dc:date>
    <dc:creator>James Lombardi</dc:creator>
    <meta:editing-duration>PT2H14M13S</meta:editing-duration>
    <meta:editing-cycles>13</meta:editing-cycles>
    <meta:generator>OpenOffice/4.1.0$Win32 OpenOffice.org_project/410m18$Build-9764</meta:generator>
    <meta:document-statistic meta:table-count="0" meta:image-count="0" meta:object-count="0" meta:page-count="2" meta:paragraph-count="47" meta:word-count="474" meta:character-count="2239"/>
  </office:meta>
</office:document-meta>
</file>